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officeooo:rsid="000617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HTML structure you've provided follows a clear block pattern, where the page is divided into distinct sections, each serving a specific purpose. Here's a breakdown of the block pattern:</text:p>
      <text:h text:style-name="Heading_20_3" text:outline-level="3">1. <text:span text:style-name="Strong_20_Emphasis">Header Block</text:span></text:h>
      <text:list text:style-name="L2">
        <text:list-item>
          <text:p text:style-name="P3"><text:span text:style-name="Strong_20_Emphasis">Purpose:</text:span> Contains the logo, navigation menu, and theme toggle button.</text:p>
        </text:list-item>
        <text:list-item>
          <text:p text:style-name="P3"><text:span text:style-name="Strong_20_Emphasis">Elements:</text:span></text:p>
          <text:list>
            <text:list-item>
              <text:p text:style-name="P3"><text:span text:style-name="Source_20_Text">.header-minimal</text:span> and <text:span text:style-name="Source_20_Text">.header-container</text:span>: Wrapper for the entire header section.</text:p>
            </text:list-item>
            <text:list-item>
              <text:p text:style-name="P3"><text:span text:style-name="Source_20_Text">.logo</text:span>: Contains the website's logo.</text:p>
            </text:list-item>
            <text:list-item>
              <text:p text:style-name="P3"><text:span text:style-name="Source_20_Text">.navbar</text:span>: Contains the navigation links as a list (<text:span text:style-name="Source_20_Text">.nav-list</text:span>).</text:p>
            </text:list-item>
            <text:list-item>
              <text:p text:style-name="P2"><text:span text:style-name="Source_20_Text">#theme-toggle</text:span>: Button for toggling the website's theme.</text:p>
            </text:list-item>
          </text:list>
        </text:list-item>
      </text:list>
      <text:h text:style-name="Heading_20_3" text:outline-level="3">2. <text:span text:style-name="Strong_20_Emphasis">Main Content Block</text:span></text:h>
      <text:list text:style-name="L3">
        <text:list-item>
          <text:p text:style-name="P5"><text:span text:style-name="Strong_20_Emphasis">Purpose:</text:span> Displays the main articles and trending topics.</text:p>
        </text:list-item>
        <text:list-item>
          <text:p text:style-name="P5"><text:span text:style-name="Strong_20_Emphasis">Elements:</text:span></text:p>
          <text:list>
            <text:list-item>
              <text:p text:style-name="P5"><text:span text:style-name="Source_20_Text">.container</text:span>: Main wrapper for the content.</text:p>
            </text:list-item>
            <text:list-item>
              <text:p text:style-name="P5"><text:span text:style-name="Strong_20_Emphasis">Content Section:</text:span></text:p>
              <text:list>
                <text:list-item>
                  <text:p text:style-name="P5"><text:span text:style-name="Source_20_Text">.content</text:span>: Contains the latest news articles.</text:p>
                </text:list-item>
                <text:list-item>
                  <text:p text:style-name="P5">Each <text:span text:style-name="Source_20_Text">article</text:span> tag includes an image, a headline (<text:span text:style-name="Source_20_Text">&lt;h3&gt;</text:span>), and a brief description.</text:p>
                </text:list-item>
              </text:list>
            </text:list-item>
            <text:list-item>
              <text:p text:style-name="P5"><text:span text:style-name="Strong_20_Emphasis">Sidebar Section:</text:span></text:p>
              <text:list>
                <text:list-item>
                  <text:p text:style-name="P5"><text:span text:style-name="Source_20_Text">.sidebar</text:span>: Wrapper for the sidebar content.</text:p>
                </text:list-item>
                <text:list-item>
                  <text:p text:style-name="P5"><text:span text:style-name="Source_20_Text">.trending</text:span>: Contains a list of trending topics with images and links.</text:p>
                </text:list-item>
                <text:list-item>
                  <text:p text:style-name="P4"><text:span text:style-name="Source_20_Text">.latest-news</text:span>: Contains a list of the latest news with images and links.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Video and Advertisement Block</text:span></text:h>
      <text:list text:style-name="L4">
        <text:list-item>
          <text:p text:style-name="P7"><text:span text:style-name="Strong_20_Emphasis">Purpose:</text:span> Displays video highlights and potentially advertisements.</text:p>
        </text:list-item>
        <text:list-item>
          <text:p text:style-name="P7"><text:span text:style-name="Strong_20_Emphasis">Elements:</text:span></text:p>
          <text:list>
            <text:list-item>
              <text:p text:style-name="P7"><text:span text:style-name="Source_20_Text">.video-ad-container</text:span>: Wrapper for the video and advertisement section.</text:p>
            </text:list-item>
            <text:list-item>
              <text:p text:style-name="P7"><text:span text:style-name="Source_20_Text">.videos</text:span>: Contains the video section.</text:p>
            </text:list-item>
            <text:list-item>
              <text:p text:style-name="P7"><text:span text:style-name="Source_20_Text">#video-container</text:span>: Wrapper for individual video items.</text:p>
            </text:list-item>
            <text:list-item>
              <text:p text:style-name="P6">Each <text:span text:style-name="Source_20_Text">.video-item</text:span> includes a headline (<text:span text:style-name="Source_20_Text">&lt;h3&gt;</text:span>) and an embedded YouTube video (<text:span text:style-name="Source_20_Text">&lt;iframe&gt;</text:span>).</text:p>
            </text:list-item>
          </text:list>
        </text:list-item>
      </text:list>
      <text:h text:style-name="Heading_20_3" text:outline-level="3">4. <text:span text:style-name="Strong_20_Emphasis">Footer Block</text:span></text:h>
      <text:list text:style-name="L5">
        <text:list-item>
          <text:p text:style-name="P9"><text:span text:style-name="Strong_20_Emphasis">Purpose:</text:span> Provides footer content, including copyright information.</text:p>
        </text:list-item>
        <text:list-item>
          <text:p text:style-name="P9"><text:span text:style-name="Strong_20_Emphasis">Elements:</text:span></text:p>
          <text:list>
            <text:list-item>
              <text:p text:style-name="P9"><text:span text:style-name="Source_20_Text">footer .container</text:span>: Wrapper for the footer content.</text:p>
            </text:list-item>
            <text:list-item>
              <text:p text:style-name="P8">Contains a paragraph with copyright information.</text:p>
            </text:list-item>
          </text:list>
        </text:list-item>
      </text:list>
      <text:h text:style-name="Heading_20_3" text:outline-level="3"><text:soft-page-break/>Block Pattern Summary:</text:h>
      <text:list text:style-name="L6">
        <text:list-item>
          <text:p text:style-name="P11"><text:span text:style-name="Strong_20_Emphasis">Header Block</text:span>: Serves as the navigational entry point.</text:p>
        </text:list-item>
        <text:list-item>
          <text:p text:style-name="P11"><text:span text:style-name="Strong_20_Emphasis">Main Content Block</text:span>: Focuses on delivering the primary content (articles, trending topics).</text:p>
        </text:list-item>
        <text:list-item>
          <text:p text:style-name="P11"><text:span text:style-name="Strong_20_Emphasis">Sidebar Block</text:span>: Provides supplementary content such as trending topics and latest news.</text:p>
        </text:list-item>
        <text:list-item>
          <text:p text:style-name="P11"><text:span text:style-name="Strong_20_Emphasis">Video and Advertisement Block</text:span>: Engages users with multimedia content.</text:p>
        </text:list-item>
        <text:list-item>
          <text:p text:style-name="P10"><text:span text:style-name="Strong_20_Emphasis">Footer Block</text:span>: Concludes the page with footer information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00:56:41.955000000</meta:creation-date>
    <dc:date>2024-08-12T02:34:56.870000000</dc:date>
    <meta:editing-duration>PT1H38M15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37" meta:word-count="296" meta:character-count="1919" meta:non-whitespace-character-count="1691"/>
  </office:meta>
</office:document-meta>
</file>